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072cm" fo:min-width="0.822cm" fo:padding-top="0.125cm" fo:padding-bottom="0.125cm" fo:padding-left="0.25cm" fo:padding-right="0.25cm" loext:decorative="false"/>
    </style:style>
    <style:style style:name="gr6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104cm" fo:min-width="0cm" loext:decorative="false"/>
    </style:style>
    <style:style style:name="gr7" style:family="graphic" style:parent-style-name="standard">
      <style:graphic-properties svg:stroke-color="#ffff00" draw:fill="solid" draw:fill-color="#ffbf00" draw:textarea-vertical-align="middle" draw:auto-grow-height="false" fo:min-height="0.25cm" fo:min-width="0cm" fo:wrap-option="wrap" loext:decorative="false"/>
    </style:style>
    <style:style style:name="gr8" style:family="graphic" style:parent-style-name="standard">
      <style:graphic-properties svg:stroke-color="#ff4000" draw:fill="solid" draw:fill-color="#ff0000" draw:textarea-horizontal-align="justify" draw:textarea-vertical-align="middle" draw:auto-grow-height="false" fo:min-height="0cm" fo:min-width="0cm" loext:decorative="false"/>
    </style:style>
    <style:style style:name="gr9" style:family="graphic" style:parent-style-name="objectwithoutfill">
      <style:graphic-properties svg:stroke-width="0.1cm" svg:stroke-color="#b85c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color="#bf0041" draw:fill="solid" draw:fill-color="#ff0000" draw:textarea-horizontal-align="justify" draw:textarea-vertical-align="middle" draw:auto-grow-height="false" fo:min-height="0.458cm" fo:min-width="0.208cm" loext:decorative="false"/>
    </style:style>
    <style:style style:name="gr11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0cm" fo:min-width="0.56cm" loext:decorative="false"/>
    </style:style>
    <style:style style:name="gr12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bf00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Heart- 1" draw:style-name="gr3" draw:text-style-name="P4" draw:layer="layout" svg:width="0.25cm" svg:height="0.25cm" svg:x="1.75cm" svg:y="0.5cm">
          <text:p text:style-name="P3"><text:span text:style-name="T1">J</text:span></text:p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2" draw:style-name="gr4" draw:text-style-name="P4" draw:layer="layout" svg:width="0.25cm" svg:height="0.25cm" svg:x="0.5cm" svg:y="2.75cm">
          <text:p text:style-name="P3"><text:span text:style-name="T1">J</text:span></text:p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style-name="gr5" draw:text-style-name="P2" draw:layer="layout" svg:width="1.5cm" svg:height="2.5cm" svg:x="0.5cm" svg:y="0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5cm" svg:height="0.5cm" svg:x="1cm" svg:y="0.75cm">
          <text:p/>
          <draw:enhanced-geometry svg:viewBox="0 0 21600 21600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5" draw:layer="layout" svg:width="0.5cm" svg:height="0.5cm" svg:x="1.5cm" svg:y="0.75cm">
          <text:p/>
          <draw:enhanced-geometry draw:glue-point-type="segments" draw:type="mso-spt100" draw:modifiers="-105.540436130564 104.77162149216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6" draw:layer="layout" svg:width="0.5cm" svg:height="0.25cm" svg:x="1cm" svg:y="0.5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4052.6946107784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7" draw:layer="layout" svg:x1="1.75cm" svg:y1="0.75cm" svg:x2="1.75cm" svg:y2="2cm">
          <text:p/>
        </draw:line>
        <draw:custom-shape draw:style-name="gr6" draw:text-style-name="P1" draw:layer="layout" svg:width="0.5cm" svg:height="0.5cm" svg:x="1cm" svg:y="2.2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6" draw:layer="layout" svg:width="0.5cm" svg:height="0.25cm" svg:x="1cm" svg:y="2.7cm">
          <text:p/>
          <draw:enhanced-geometry svg:viewBox="0 0 21600 21600" draw:mirror-horizontal="true" draw:mirror-vertical="true" draw:glue-points="?f6 10800 10800 21600 ?f5 10800 10800 0" draw:text-areas="?f3 ?f3 ?f4 ?f4" draw:type="trapezoid" draw:modifiers="4052.6946107784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5cm" svg:height="0.5cm" svg:x="0.5cm" svg:y="2.25cm">
          <text:p/>
          <draw:enhanced-geometry draw:mirror-vertical="true" draw:mirror-horizontal="true" draw:glue-point-type="segments" draw:type="mso-spt100" draw:modifiers="-105.540436130564 104.77162149216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9" draw:text-style-name="P7" draw:layer="layout" svg:x1="0.75cm" svg:y1="2.75cm" svg:x2="0.75cm" svg:y2="1.5cm">
          <text:p/>
        </draw:line>
        <draw:custom-shape draw:style-name="gr10" draw:text-style-name="P6" draw:layer="layout" svg:width="1cm" svg:height="1cm" svg:x="0.75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6cm" svg:height="0.25cm" draw:transform="rotate (-1.0471975511966) translate (1.094cm 1.2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eart-1" draw:style-name="gr12" draw:text-style-name="P8" draw:layer="layout" svg:width="0.089cm" svg:height="0.09cm" draw:transform="rotate (-2.0943951023932) translate (1.09cm 1.351cm)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3" draw:style-name="gr13" draw:text-style-name="P8" draw:layer="layout" svg:width="0.089cm" svg:height="0.09cm" draw:transform="rotate (-2.0943951023932) translate (1.179cm 1.505cm)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4" draw:style-name="gr14" draw:text-style-name="P8" draw:layer="layout" svg:width="0.089cm" svg:height="0.09cm" draw:transform="rotate (-2.0943951023932) translate (1.267cm 1.658cm)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5" draw:style-name="gr15" draw:text-style-name="P8" draw:layer="layout" svg:width="0.089cm" svg:height="0.089cm" draw:transform="rotate (2.0943951023932) translate (1.278cm 1.887cm)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6" draw:style-name="gr16" draw:text-style-name="P8" draw:layer="layout" svg:width="0.089cm" svg:height="0.089cm" draw:transform="rotate (2.0943951023932) translate (1.366cm 2.04cm)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7" draw:style-name="gr17" draw:text-style-name="P8" draw:layer="layout" svg:width="0.089cm" svg:height="0.089cm" draw:transform="rotate (2.0943951023932) translate (1.455cm 2.194cm)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57" draw:display-name="Gradient 857" draw:style="square" draw:cx="75%" draw:cy="25%" draw:start-color="#f10d0c" draw:end-color="#ffa6a6" draw:start-intensity="100%" draw:end-intensity="100%" draw:angle="90deg" draw:border="0%">
      <loext:gradient-stop svg:offset="0" loext:color-type="rgb" loext:color-value="#f10d0c"/>
      <loext:gradient-stop svg:offset="1" loext:color-type="rgb" loext:color-value="#ffa6a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1-22T10:12:15.035000000</dc:date>
    <meta:editing-duration>PT1H4M59S</meta:editing-duration>
    <meta:editing-cycles>14</meta:editing-cycles>
    <meta:generator>LibreOffice/7.6.4.1$Windows_X86_64 LibreOffice_project/e19e193f88cd6c0525a17fb7a176ed8e6a3e2aa1</meta:generator>
    <meta:document-statistic meta:object-count="21"/>
  </office:meta>
</office:document-meta>
</file>